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68.0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645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iorit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2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3541" style:text-outline="false" style:text-line-through-style="none" style:text-line-through-type="none" style:font-name="Söhne" fo:font-size="23pt" fo:font-style="normal" fo:text-shadow="none" style:text-underline-style="none" fo:font-weight="bold" style:font-size-asian="23pt" style:font-style-asian="normal" style:font-weight-asian="bold" style:font-name-complex="Söhne" style:font-size-complex="23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3541" style:text-outline="false" style:text-line-through-style="none" style:text-line-through-type="none" style:font-name="Söhne" fo:font-size="12pt" fo:font-style="normal" fo:text-shadow="none" style:text-underline-style="none" fo:font-weight="bold" style:font-size-asian="12pt" style:font-style-asian="normal" style:font-weight-asian="bold" style:font-name-complex="Söhne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3541" style:text-outline="false" style:text-line-through-style="none" style:text-line-through-type="none" style:font-name="Söhne" fo:font-size="12pt" fo:font-style="normal" fo:text-shadow="none" style:text-underline-style="none" fo:font-weight="bold" style:font-size-asian="12pt" style:font-style-asian="normal" style:font-weight-asian="bold" style:font-name-complex="Söhne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2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none" style:text-underline-color="font-color" style:font-style-complex="normal" fo:font-size="11pt" fo:font-weight="normal" style:font-size-asian="11pt" style:font-size-complex="11pt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Arial" fo:color="#000000" style:font-style-asian="italic" style:font-weight-complex="normal" style:font-weight-asian="normal" style:font-size-complex="12pt" style:font-size-asian="12pt" style:font-name-complex="Arial" fo:text-shadow="none" style:text-position="0% 100%" style:text-outline="false" fo:font-style="italic" style:text-line-through-type="none" style:text-underline-style="none" style:text-underline-color="font-color" fo:font-weight="normal" fo:font-size="12pt" style:font-style-complex="italic"/>
    </style:style>
    <style:style style:name="T5" style:family="text">
      <style:text-properties style:font-name="Arial" fo:color="#000000" style:font-weight-complex="normal" style:font-weight-asian="normal" style:font-name-complex="Arial" fo:text-shadow="none" style:text-position="0% 100%" style:text-outline="false" style:text-line-through-type="none" style:text-underline-style="none" style:text-underline-color="font-color" fo:font-weight="normal" fo:font-size="11pt" fo:font-style="normal" style:font-size-asian="11pt" style:font-size-complex="11pt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orit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Приклади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Low</text:p>
          </table:table-cell>
          <table:table-cell/>
          <table:table-cell table:style-name="ce9" office:value-type="string" calcext:value-type="string">
            <text:p><text:span text:style-name="T1">Priority</text:span><text:span text:style-name="T2"> може допомогти визначити порядок виконання тест-кейсів у регресійному наборі з огляду на їх важливість у поточному контексті бізнес логіки та розробки:</text:span></text:p>
            <text:p><text:span text:style-name="T3"/></text:p>
            <text:p><text:span text:style-name="T4">High</text:span><text:span text:style-name="T5">: Тест-кейси з високим пріоритетом мають бути виконані насамперед. Це можуть бути тести, пов'язані з ключовою функціональнісю, безпекою, доступністю кінцевому користувачу.</text:span></text:p>
            <text:p><text:span text:style-name="T3"/></text:p>
            <text:p><text:span text:style-name="T4">Medium</text:span><text:span text:style-name="T5">: Тест-кейси із середнім пріоритетом можуть бути виконані після тих, що з високим пріоритетом. Вони можуть включати перевірку додаткових функцій, зміни відображення, що доступні користувачу.</text:span></text:p>
            <text:p><text:span text:style-name="T3"/></text:p>
            <text:p><text:span text:style-name="T4">Low</text:span><text:span text:style-name="T5">: Тест-кейси з низьким пріоритетом можуть бути виконані в останню чергу. Це можуть бути тести на перевірку частин програми, що рідко використовуються, важковідтворювані умови, без впливу на основну логіку функціоналу, доступні адміну, рідковикористовуємі опції.</text:span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unctionality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Low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Створення користувача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Прив'язання користувача до акаунта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Критерії-запитання для визначення пріоритету тест-кейса.</text:p>
            <text:p>Якщо відповідь "так" - цей кейс відноситься до данного пріоритету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Створення акаунта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1" office:value-type="string" calcext:value-type="string">
            <text:p>High Priorit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Логін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2" office:value-type="string" calcext:value-type="string">
            <text:p>1. Чи цей тест-кейс перевіряє ключову функціональність та входить до перевірок "Критичного шляху"? (створення сутності, основні параметри)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Логаут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2" office:value-type="string" calcext:value-type="string">
            <text:p>2. Чи цей кейс пов'язан з безпекою, перевіряє доступ до даних користувача та акаунта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Додавання датафіду в акаунт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2" office:value-type="string" calcext:value-type="string">
            <text:p>3. Цей кейс перевіряє порядок та відображення атрибутів в API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Оновлення датафід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2" office:value-type="string" calcext:value-type="string">
            <text:p>4. Цей кейс перевіряє наташтування інтеграції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Виставлення маппінгу датафід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2" office:value-type="string" calcext:value-type="string">
            <text:p>5. Якщо цей кейс завалиться чи відбудуться серйозні збої в системі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TP налаштуваня датафід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2" office:value-type="string" calcext:value-type="string">
            <text:p>6. Чи цей кейс перевіряє адмін функції, що забеспечують <text:s/>підтримку аккаунта, юзера? (Help center, intercom,Switch в юзера (акаунт))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TTP доступи до датафіду</text:p>
          </table:table-cell>
          <table:table-cell/>
          <table:table-cell table:style-name="ce8" office:value-type="string" calcext:value-type="string">
            <text:p>✓</text:p>
          </table:table-cell>
          <table:table-cell table:style-name="ce5"/>
          <table:table-cell/>
          <table:table-cell table:style-name="ce12" office:value-type="string" calcext:value-type="string">
            <text:p>7. Якщо цей кейс завалиться юзер точно побачить це у щоденному користуванні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lock update датафід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2" office:value-type="string" calcext:value-type="string">
            <text:p>8. Чи цей кейс перевіряє оновлення данних конкурента з парсеру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Створення вебшоп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2" office:value-type="string" calcext:value-type="string">
            <text:p>9. Цей кейс перевіряє оновлення данних з інтеграції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Живі нотифікації з парсер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2" office:value-type="string" calcext:value-type="string">
            <text:p>10. Цей кейс перевіряє перерахунок продуктів у ДТ, Стратегії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Пуш нотифікація з парсер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3" office:value-type="string" calcext:value-type="string">
            <text:p>11. Цей кейс перевіряє схованний від юзера адмін функціонал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Робота кронів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Блеклист доменів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Мануальні зміни атрибутів продукта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Створення стратегії (основні параметри)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Оновлення стратегії в залежності від змін умов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4" office:value-type="string" calcext:value-type="string">
            <text:p>Medium Priorit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Створення динамічного тегу (основні параметри)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1. Цей кейс перевіряє певний параметр (не основний) ключового функціоналу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Оновлення ДТ в залежності від змін умов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2. Це адмін функція, що дозволяє відслідковувати роботу в акаунті (логи, адмін панель, юзер активності...)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Експорт (Product list)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3. Це додаткове налаштування, що виконується адміном, відкриття додаткової опції, що не є ключовою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ownload price history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4. Якщо цей кейс завалиться юзер у щоденному використанні може цього не помітити, але буде порушена робота функціоналу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Створення віджетів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5. Цей фронтова перевірка, якщо цей кейс завалиться - це буде візуально помітно, але без великої шкоди функціоналу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Створення Статус репорт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6. Це екзотичний випадок, перевіряє основну функціональність, якщо кейс завалиться - функціонал не буде працювати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Відправка листів Статус репорт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7. Якщо цей кейс завалився - є інший спосіб <text:s/>виконати цю функціональність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PI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8. Цей кейс перевіряє режим відображення (елементів на сторінці, бокова панель, вид на стратегіях, послідовність віджетів, опції віджетів)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Налаштування користувача (основні)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9. Цей кейс перевіряє пошук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Налаштування акаунта (основні)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10. Цей кейс впливає на зміну параметрів у фільтрах (зміна лічильників)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Безпека (доступ до даних іншого кристувача)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Додавання рекомендацій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Видалення рекомендацій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Re-scrape конкурентів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Сторення мануальних матчів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6" office:value-type="string" calcext:value-type="string">
            <text:p>Low Priorit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Імпорт тегів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/>
          <table:table-cell table:style-name="ce17" office:value-type="string" calcext:value-type="string">
            <text:p>1. Якщо ця перевірка завалиться юзер про це ніколи не дізнається і функціонал не змінить свою логіку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Імпорт мануальних полів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/>
          <table:table-cell table:style-name="ce17" office:value-type="string" calcext:value-type="string">
            <text:p>2. Це фронтові баги на адмін. сторінках, які не змінюють бекенд (не відправляють неправильні данні в базу)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Імпорт мануальних матчів</text:p>
          </table:table-cell>
          <table:table-cell table:style-name="ce8"/>
          <table:table-cell table:style-name="ce8" office:value-type="string" calcext:value-type="string">
            <text:p>✓</text:p>
          </table:table-cell>
          <table:table-cell table:style-name="ce5"/>
          <table:table-cell/>
          <table:table-cell table:style-name="ce17" office:value-type="string" calcext:value-type="string">
            <text:p>3. Цим ніхто не користується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Комбінування датафід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7" office:value-type="string" calcext:value-type="string">
            <text:p>4. Дуже екзотичний випадок при особливих умовах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Налаштування ГА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17" office:value-type="string" calcext:value-type="string">
            <text:p>5. Це маловикористовуємий функціонал і є можливість зробити теж саме інакше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Інтеграція ГА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Інтеграція Шопіфай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Зміна статусу акаунту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Пошук на продукт листі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Пошук у фільтрах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Пошук у дропдаунах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Додавання у "Favorite"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Сортування продукті на продукт листі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Відображення кількості елементів на юзер сторінках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"Hide"- "Show"- "Expande" -"Colapce"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Зміна пріоритету стратегії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Вмикання та вимикання стратегії, ДТ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User activities сторінка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Notifications сторінка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Product strategies сторінка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Відправлення "Wrong data"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Пагінація на ключових сторінках</text:p>
          </table:table-cell>
          <table:table-cell table:style-name="ce8" office:value-type="string" calcext:value-type="string">
            <text:p>✓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Select all/ Select all on page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Зміна періоду відображення на віджеті</text:p>
          </table:table-cell>
          <table:table-cell table:style-name="ce5"/>
          <table:table-cell table:style-name="ce8" office:value-type="string" calcext:value-type="string">
            <text:p>✓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Generate datafeed опція</text:p>
          </table:table-cell>
          <table:table-cell table:style-name="ce5" table:number-columns-repeated="2"/>
          <table:table-cell table:style-name="ce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dd to Scraper</text:p>
          </table:table-cell>
          <table:table-cell table:style-name="ce5" table:number-columns-repeated="2"/>
          <table:table-cell table:style-name="ce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heck if exists</text:p>
          </table:table-cell>
          <table:table-cell table:style-name="ce5" table:number-columns-repeated="2"/>
          <table:table-cell table:style-name="ce8" office:value-type="string" calcext:value-type="string">
            <text:p>✓</text:p>
          </table:table-cell>
          <table:table-cell table:number-columns-repeated="1020"/>
        </table:table-row>
        <table:table-row table:style-name="ro1" table:number-rows-repeated="7">
          <table:table-cell table:style-name="ce5" table:number-columns-repeated="4"/>
          <table:table-cell table:number-columns-repeated="102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ority" style:display-name="PageStyle_Prior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2" meta:object-count="0"/>
    <meta:generator>LibreOfficeDev/6.0.5.2$Linux_X86_64 LibreOffice_project/</meta:generator>
  </office:meta>
</office:document-meta>
</file>